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9D0000013EF0706DE0.jpg"/>
  <manifest:file-entry manifest:media-type="image/jpeg" manifest:full-path="Pictures/100000000000019200000192A250D7F4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P2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Header">
      <style:paragraph-properties fo:text-align="center" style:justify-single-word="false" style:snap-to-layout-grid="false"/>
    </style:style>
    <style:style style:name="P11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P12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/>
    </style:style>
    <style:style style:name="P14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15" style:family="paragraph" style:parent-style-name="Text_20_body">
      <style:paragraph-properties fo:line-height="150%" fo:text-align="center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bold" style:font-size-asian="9pt" style:font-weight-asian="bold" style:font-size-complex="9pt" style:font-weight-complex="bold"/>
    </style:style>
    <style:style style:name="P16" style:family="paragraph" style:parent-style-name="Text_20_body" style:master-page-name="Standard">
      <style:paragraph-properties fo:line-height="150%" fo:text-align="center" style:justify-single-word="false" style:page-number="auto" fo:break-before="pag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bold" style:font-size-asian="9pt" style:font-weight-asian="bold" style:font-size-complex="9pt" style:font-weight-complex="bold"/>
    </style:style>
    <style:style style:name="P17" style:family="paragraph" style:parent-style-name="Text_20_body" style:list-style-name="L1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style:font-size-asian="9pt" style:font-size-complex="9pt"/>
    </style:style>
    <style:style style:name="P19" style:family="paragraph" style:parent-style-name="Text_20_body" style:list-style-name="L2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style:font-size-asian="9pt" style:font-size-complex="9pt"/>
    </style:style>
    <style:style style:name="P20" style:family="paragraph" style:parent-style-name="Text_20_body">
      <style:paragraph-properties fo:line-height="150%" fo:text-align="center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bold" style:font-size-asian="9pt" style:font-weight-asian="bold" style:font-size-complex="9pt" style:font-weight-complex="bold"/>
    </style:style>
    <style:style style:name="P21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/>
    </style:style>
    <style:style style:name="P22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Courier New"/>
    </style:style>
    <style:style style:name="T11" style:family="text">
      <style:text-properties style:font-name="Courier New" fo:font-size="9pt" style:font-size-asian="9pt" style:font-size-complex="9pt"/>
    </style:style>
    <style:style style:name="T12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fr1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fr2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2. Examen de final d'Unitat Formativa UF2: Sistemes operatius propietaris. Part 2.</text:p>
      <text:p text:style-name="P15">Nota part pràctica: <text:s text:c="3"/><text:tab/><text:tab/>/30</text:p>
      <text:p text:style-name="P15"/>
      <text:p text:style-name="P14"><text:span text:style-name="T8">Pregunta 1 </text:span><text:span text:style-name="T9">(10 punts)</text:span> Introduïu, en un sol document de Word o OpenOffice, captures de pantalla de les ubicacions següents:</text:p>
      <text:list xml:id="list30383723" text:style-name="L1">
        <text:list-item>
          <text:p text:style-name="P17">El registre de Windows <text:span text:style-name="T9">(1 punt).</text:span></text:p>
        </text:list-item>
        <text:list-item>
          <text:p text:style-name="P17">Un espai on s'hi vegin el llistat de programes instal·lats <text:span text:style-name="T9">(1 punt).</text:span></text:p>
        </text:list-item>
        <text:list-item>
          <text:p text:style-name="P17">La finestra on hi ha el llistat de tasques programades de Windows <text:span text:style-name="T9">(1 punt).</text:span></text:p>
        </text:list-item>
        <text:list-item>
          <text:p text:style-name="P17">Un espai on s'hi mostrin els programes que s'executen a l'inici <text:span text:style-name="T9">(1 punt).</text:span></text:p>
        </text:list-item>
        <text:list-item>
          <text:p text:style-name="P17">Un accés directe <text:span text:style-name="T9">(1 punt).</text:span></text:p>
        </text:list-item>
        <text:list-item>
          <text:p text:style-name="P17">Un recurs compartit remot <text:span text:style-name="T9">(1 punt).</text:span></text:p>
        </text:list-item>
        <text:list-item>
          <text:p text:style-name="P17">Es vegi com s'atura el servei de DHCP via terminal <text:span text:style-name="T9">(2 punts).</text:span></text:p>
        </text:list-item>
        <text:list-item>
          <text:p text:style-name="P17">Es vegi com es demana el nom del servei de DHCP via terminal <text:span text:style-name="T9">(2 punts).</text:span></text:p>
        </text:list-item>
      </text:list>
      <text:p text:style-name="P14"/>
      <text:p text:style-name="P13"><text:span text:style-name="T5">Pregunta 2</text:span><text:span text:style-name="T4"> </text:span><text:span text:style-name="T6">(20 punts)</text:span><text:span text:style-name="T4"> Implementeu un script que realitzi les operacions següents:</text:span></text:p>
      <text:list xml:id="list30400523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">Descarregui d'Internet 6 fotografies <text:span text:style-name="T9">(3 punts)</text:span></text:p>
                        </text:list-item>
                        <text:list-item>
                          <text:p text:style-name="P19">Les escali totes elles a 100 píxels d'amplada <text:span text:style-name="T9">(4 punts)</text:span></text:p>
                        </text:list-item>
                        <text:list-item>
                          <text:p text:style-name="P19">Les converteixi totes elles a escala de grisos (Pista: Paràmetre “<text:span text:style-name="T10">-colorspace gray”</text:span>) <text:line-break/><text:span text:style-name="T9">(5 punts)</text:span></text:p>
                        </text:list-item>
                        <text:list-item>
                          <text:p text:style-name="P19">Generi una pàgina web en HTML que contingui una taula com la següent amb les 6 fotografies <text:span text:style-name="T9">(8 punts)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18">Pàgina web HTML amb una taula de 2 x 3 :</text:p>
      <text:p text:style-name="P22"><text:span text:style-name="T4"><text:line-break/></text:span><text:span text:style-name="T11">&lt;HTML&gt;<text:line-break/>&lt;BODY&gt;<text:line-break/>&lt;TABLE BORDER=”1”&gt;<text:line-break/>&lt;TR&gt;<text:line-break/>&lt;TD&gt;&lt;img src=”foto1.png”&gt;&lt;/TD&gt;<text:line-break/>&lt;TD&gt;&lt;img src=”foto2.png”&gt;&lt;/TD&gt;<text:line-break/>&lt;/TR&gt;<text:line-break/>&lt;TR&gt;<text:line-break/>&lt;TD&gt;&lt;img src=”foto3.png”&gt;&lt;/TD&gt;<text:line-break/>&lt;TD&gt;&lt;img src=”foto4.png”&gt;&lt;/TD&gt;<text:line-break/>&lt;/TR&gt;<text:line-break/></text:span><text:span text:style-name="T12">&lt;TR&gt;<text:line-break/>&lt;TD&gt;&lt;img src=”foto5.png”&gt;&lt;/TD&gt;<text:line-break/>&lt;TD&gt;&lt;img src=”foto6.png”&gt;&lt;/TD&gt;<text:line-break/>&lt;/TR&gt;</text:span><text:span text:style-name="T11"><text:line-break/>&lt;/TABLE&gt;<text:line-break/>&lt;/BODY&gt;<text:line-break/>&lt;/HTML&gt;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1" fo:font-size="11pt" fo:language="ca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2" fo:language="ca" fo:country="E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style:page-number="auto" fo:background-color="transparent" style:shadow="none" fo:keep-with-next="always">
        <style:tab-stops/>
        <style:background-image/>
      </style:paragraph-properties>
      <style:text-properties style:font-name="Arial" fo:text-shadow="1pt 1pt"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language="ca" fo:country="ES" fo:font-weight="bold" style:font-weight-asian="bold" style:font-name-complex="Arial" style:font-size-complex="11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oa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Arial" fo:font-size="12pt" fo:language="en" fo:country="US" style:font-size-asian="12pt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fo:color="#000000" style:font-name="Wingdings"/>
    </style:style>
    <style:style style:name="WW8Num3z1" style:family="text">
      <style:text-properties style:font-name="Courier New1" style:font-name-complex="Courier New1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0" style:family="text">
      <style:text-properties fo:color="#000000" style:font-name="Symbol"/>
    </style:style>
    <style:style style:name="WW8Num8z0" style:family="text">
      <style:text-properties fo:color="#000000" style:font-name="Symbol"/>
    </style:style>
    <style:style style:name="WW8Num8z1" style:family="text">
      <style:text-properties fo:color="#000000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8z4" style:family="text">
      <style:text-properties style:font-name="Courier New1" style:font-name-complex="Courier New1"/>
    </style:style>
    <style:style style:name="WW8Num11z0" style:family="text">
      <style:text-properties fo:color="#000000" style:font-name="Wingdings"/>
    </style:style>
    <style:style style:name="WW8Num11z1" style:family="text">
      <style:text-properties style:font-name="Courier New1" style:font-name-complex="Courier New1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5z0" style:family="text">
      <style:text-properties fo:color="#000000" style:font-name="Symbol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1" style:family="text">
      <style:text-properties fo:color="#000000" style:font-name="Symbol"/>
    </style:style>
    <style:style style:name="WW8Num18z0" style:family="text">
      <style:text-properties fo:color="#000000" style:font-name="Symbol"/>
    </style:style>
    <style:style style:name="WW8Num18z1" style:family="text">
      <style:text-properties style:font-name="Courier New1" style:font-name-complex="Courier New1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St2z0" style:family="text">
      <style:text-properties style:font-name="Symbo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4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4cm"/>
        <style:text-properties style:font-name="Symbol"/>
      </text:list-level-style-bullet>
      <text:list-level-style-number text:level="2" text:style-name="WW8Num8z1" style:num-suffix="." style:num-format="1">
        <style:list-level-properties text:space-before="2.54cm" text:min-label-width="0.635cm"/>
      </text:list-level-style-number>
      <text:list-level-style-bullet text:level="3" text:style-name="WW8Num8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8z4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8Num8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8z4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8Num8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-" style:num-format="1">
        <style:list-level-properties text:min-label-width="0.3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">
        <style:list-level-properties text:min-label-width="0.635cm"/>
        <style:text-properties style:font-name="Wingdings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4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">
        <style:list-level-properties text:space-before="1.27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4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-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.013cm" fo:margin-left="0cm" fo:margin-right="-0.012cm" table:align="margins" style:writing-mode="lr-tb"/>
    </style:style>
    <style:style style:name="Taula2.A" style:family="table-column">
      <style:table-column-properties style:column-width="6.826cm" style:rel-column-width="26295*"/>
    </style:style>
    <style:style style:name="Taula2.B" style:family="table-column">
      <style:table-column-properties style:column-width="8.67cm" style:rel-column-width="33396*"/>
    </style:style>
    <style:style style:name="Taula2.C" style:family="table-column">
      <style:table-column-properties style:column-width="1.517cm" style:rel-column-width="5844*"/>
    </style:style>
    <style:style style:name="Taula2.A1" style:family="table-cell">
      <style:table-cell-properties style:vertical-align="middle" fo:background-color="#e6e6e6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ula2.B1" style:family="table-cell">
      <style:table-cell-properties style:vertical-align="middle" fo:background-color="#e6e6e6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>
        <style:background-image/>
      </style:table-cell-properties>
    </style:style>
    <style:style style:name="Taula3" style:family="table">
      <style:table-properties style:width="8.493cm" fo:margin-left="0cm" fo:margin-right="0.018cm" table:align="margins" style:writing-mode="lr-tb"/>
    </style:style>
    <style:style style:name="Taula3.A" style:family="table-column">
      <style:table-column-properties style:column-width="3.983cm" style:rel-column-width="30732*"/>
    </style:style>
    <style:style style:name="Taula3.B" style:family="table-column">
      <style:table-column-properties style:column-width="2.42cm" style:rel-column-width="18673*"/>
    </style:style>
    <style:style style:name="Taula3.C" style:family="table-column">
      <style:table-column-properties style:column-width="2.09cm" style:rel-column-width="16130*"/>
    </style:style>
    <style:style style:name="Taula3.1" style:family="table-row">
      <style:table-row-properties style:min-row-height="0.651cm" style:keep-together="true" fo:keep-together="auto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3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2.C1.1" style:family="table-row">
      <style:table-row-properties style:min-row-height="1.078cm"/>
    </style:style>
    <style:style style:name="Taula2.C1.1.1" style:family="table-cell">
      <style:table-cell-properties style:vertical-align="middle" fo:background-color="#e6e6e6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>
        <style:background-image/>
      </style:table-cell-properties>
    </style:style>
    <style:style style:name="Taula2.C1.2" style:family="table-row">
      <style:table-row-properties style:min-row-height="1.109cm"/>
    </style:style>
    <style:style style:name="Taula2.C1.1.2" style:family="table-cell">
      <style:table-cell-properties style:vertical-align="middle" fo:background-color="#e6e6e6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>
        <style:background-image/>
      </style:table-cell-properties>
    </style:style>
    <style:style style:name="Table29" style:family="table">
      <style:table-properties style:width="24.306cm" fo:margin-left="0.224cm" table:align="left" style:writing-mode="lr-tb"/>
    </style:style>
    <style:style style:name="Table29.A" style:family="table-column">
      <style:table-column-properties style:column-width="2.785cm"/>
    </style:style>
    <style:style style:name="Table29.B" style:family="table-column">
      <style:table-column-properties style:column-width="19.719cm"/>
    </style:style>
    <style:style style:name="Table29.C" style:family="table-column">
      <style:table-column-properties style:column-width="1.803cm"/>
    </style:style>
    <style:style style:name="Table29.1" style:family="table-row">
      <style:table-row-properties style:keep-together="false" fo:keep-together="always"/>
    </style:style>
    <style:style style:name="Table29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9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9.C1.1" style:family="table-row">
      <style:table-row-properties style:min-row-height="1.078cm" style:keep-together="false" fo:keep-together="always"/>
    </style:style>
    <style:style style:name="Table29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29.C1.2" style:family="table-row">
      <style:table-row-properties style:min-row-height="1.109cm" style:keep-together="false" fo:keep-together="always"/>
    </style:style>
    <style:style style:name="Table29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28" style:family="table">
      <style:table-properties style:width="24.306cm" fo:margin-left="0.224cm" table:align="left" style:writing-mode="lr-tb"/>
    </style:style>
    <style:style style:name="Table28.A" style:family="table-column">
      <style:table-column-properties style:column-width="0.699cm"/>
    </style:style>
    <style:style style:name="Table28.B" style:family="table-column">
      <style:table-column-properties style:column-width="21.805cm"/>
    </style:style>
    <style:style style:name="Table28.C" style:family="table-column">
      <style:table-column-properties style:column-width="1.803cm"/>
    </style:style>
    <style:style style:name="Table28.1" style:family="table-row">
      <style:table-row-properties style:min-row-height="0.688cm" style:keep-together="false" fo:keep-together="always"/>
    </style:style>
    <style:style style:name="Table28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8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8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Table31" style:family="table">
      <style:table-properties style:width="16.556cm" fo:margin-left="0.224cm" table:align="left" style:writing-mode="lr-tb"/>
    </style:style>
    <style:style style:name="Table31.A" style:family="table-column">
      <style:table-column-properties style:column-width="2.785cm"/>
    </style:style>
    <style:style style:name="Table31.B" style:family="table-column">
      <style:table-column-properties style:column-width="12.217cm"/>
    </style:style>
    <style:style style:name="Table31.C" style:family="table-column">
      <style:table-column-properties style:column-width="1.554cm"/>
    </style:style>
    <style:style style:name="Table31.1" style:family="table-row">
      <style:table-row-properties style:keep-together="false" fo:keep-together="always"/>
    </style:style>
    <style:style style:name="Table31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1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1.C1.1" style:family="table-row">
      <style:table-row-properties style:min-row-height="1.078cm" style:keep-together="false" fo:keep-together="always"/>
    </style:style>
    <style:style style:name="Table31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31.C1.2" style:family="table-row">
      <style:table-row-properties style:min-row-height="1.109cm" style:keep-together="false" fo:keep-together="always"/>
    </style:style>
    <style:style style:name="Table31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30" style:family="table">
      <style:table-properties style:width="16.556cm" fo:margin-left="0.224cm" table:align="left" style:writing-mode="lr-tb"/>
    </style:style>
    <style:style style:name="Table30.A" style:family="table-column">
      <style:table-column-properties style:column-width="0.699cm"/>
    </style:style>
    <style:style style:name="Table30.B" style:family="table-column">
      <style:table-column-properties style:column-width="13.804cm"/>
    </style:style>
    <style:style style:name="Table30.C" style:family="table-column">
      <style:table-column-properties style:column-width="2.053cm"/>
    </style:style>
    <style:style style:name="Table30.1" style:family="table-row">
      <style:table-row-properties style:min-row-height="0.688cm" style:keep-together="false" fo:keep-together="always"/>
    </style:style>
    <style:style style:name="Table30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0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0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M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MP2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4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8" style:family="paragraph" style:parent-style-name="Standard">
      <style:paragraph-properties fo:text-align="start" style:justify-single-word="false"/>
    </style:style>
    <style:style style:name="MP9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MP10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MP11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12" style:family="paragraph" style:parent-style-name="Header">
      <style:paragraph-properties fo:text-align="center" style:justify-single-word="false" style:snap-to-layout-gri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M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ackground-color="transparent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-top="none" fo:border-bottom="1.11pt double #000000" fo:border-left="1.11pt double #000000" fo:border-right="1.11pt double #000000" style:border-line-width-bottom="0.039cm 0.039cm 0.039cm" style:border-line-width-left="0.039cm 0.039cm 0.039cm" style:border-line-width-right="0.039cm 0.039cm 0.039cm" fo:padding="0.049cm" style:shadow="none" fo:background-color="#e6e6e6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6cm" fo:margin-bottom="0.4cm" fo:margin-left="2.501cm" fo:margin-right="2.501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1.302cm" style:dynamic-spacing="true"/>
      </style:header-style>
      <style:footer-style>
        <style:header-footer-properties fo:min-height="1.6cm" fo:margin-left="0cm" fo:margin-right="0cm" fo:margin-top="1.501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0.6cm" fo:margin-bottom="0.4cm" fo:margin-left="2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1cm" fo:margin-left="0cm" fo:margin-right="0cm" fo:margin-bottom="1.803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MP1"><draw:frame draw:style-name="Mfr1" draw:name="Imatges2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ula2.B1" office:value-type="string">
              <text:p text:style-name="Header"><draw:frame draw:style-name="Mfr2" draw:name="Marc1" text:anchor-type="as-char" svg:width="8.511cm" draw:z-index="1"><draw:text-box fo:min-height="2.099cm"><table:table table:name="Taula3" table:style-name="Taula3"><table:table-column table:style-name="Taula3.A"/><table:table-column table:style-name="Taula3.B"/><table:table-column table:style-name="Taula3.C"/><table:table-row table:style-name="Taula3.1"><table:table-cell table:style-name="Taula3.A1" table:number-columns-spanned="2" office:value-type="string"><text:p text:style-name="MP2">Alumne/a:</text:p></table:table-cell><table:covered-table-cell/><table:table-cell table:style-name="Taula3.C1" office:value-type="string"><text:p text:style-name="MP3">Qualificació</text:p></table:table-cell></table:table-row><table:table-row table:style-name="Taula3.1"><table:table-cell table:style-name="Taula3.A2" office:value-type="string"><text:p text:style-name="MP4">Prova: </text:p></table:table-cell><table:table-cell table:style-name="Taula3.A2" office:value-type="string"><text:p text:style-name="MP4">Data: 25/11/13</text:p></table:table-cell><table:table-cell table:style-name="Taula3.C2" table:number-rows-spanned="2" office:value-type="string"><text:p text:style-name="MP5"/></table:table-cell></table:table-row><table:table-row table:style-name="Taula3.1"><table:table-cell table:style-name="Taula3.A2" office:value-type="string"><text:p text:style-name="MP4">Crèdit / Matèria: M2UF2</text:p></table:table-cell><table:table-cell table:style-name="Taula3.A2" office:value-type="string"><text:p text:style-name="MP2">Grup: IC10</text:p></table:table-cell><table:covered-table-cell/></table:table-row></table:table></draw:text-box></draw:frame></text:p>
            </table:table-cell>
            <table:table-cell>
              <table:table table:is-sub-table="true">
                <table:table-column table:style-name="Taula2.C"/>
                <table:table-row table:style-name="Taula2.C1.1">
                  <table:table-cell table:style-name="Taula2.C1.1.1" office:value-type="string">
                    <text:p text:style-name="MP6">Revisió</text:p>
                  </table:table-cell>
                </table:table-row>
                <table:table-row table:style-name="Taula2.C1.2">
                  <table:table-cell table:style-name="Taula2.C1.1.2" office:value-type="string">
                    <text:p text:style-name="MP7">'001</text:p>
                  </table:table-cell>
                </table:table-row>
              </table:table>
            </table:table-cell>
          </table:table-row>
        </table:table>
        <text:p text:style-name="MP8"/>
      </style:header>
      <style:footer>
        <text:p text:style-name="MP9"><text:span text:style-name="MT1"><text:tab/></text:span><text:span text:style-name="MT2"><text:file-name text:display="name">IC10M2UF2ExamenFinalII</text:file-name></text:span><text:span text:style-name="MT2"><text:tab/>Pàgina </text:span><text:span text:style-name="MT2"><text:page-number text:select-page="current">1</text:page-number></text:span><text:span text:style-name="MT2"> de </text:span><text:span text:style-name="MT2"><text:page-count>1</text:page-count></text:span></text:p>
      </style:footer>
    </style:master-page>
    <style:master-page style:name="HTML" style:page-layout-name="Mpm2"/>
    <style:master-page style:name="Convert_20_1" style:display-name="Convert 1" style:page-layout-name="Mpm3">
      <style:header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 table:style-name="Table29.1">
            <table:table-cell table:style-name="Table29.A1" office:value-type="string">
              <text:p text:style-name="MP1"><draw:frame draw:style-name="Mfr3" draw:name="graphics4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29.B1" office:value-type="string">
              <text:p text:style-name="MP5">C.30 DESENVOLUPAR L’ENSENYAMENT-APRENENTATGE</text:p>
            </table:table-cell>
            <table:table-cell>
              <table:table table:is-sub-table="true">
                <table:table-column table:style-name="Table29.C"/>
                <table:table-row table:style-name="Table29.C1.1">
                  <table:table-cell table:style-name="Table29.C1.1.1" office:value-type="string">
                    <text:p text:style-name="MP6">Revisió</text:p>
                  </table:table-cell>
                </table:table-row>
                <table:table-row table:style-name="Table29.C1.2">
                  <table:table-cell table:style-name="Table29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 table:style-name="Table28.1">
            <table:table-cell table:style-name="Table28.A1" office:value-type="string">
              <text:p text:style-name="MP10"><draw:frame draw:style-name="Mfr4" draw:name="graphics3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28.B1" office:value-type="string">
              <text:p text:style-name="MP11">PR_C.30 Mapa del procés C.30</text:p>
            </table:table-cell>
            <table:table-cell table:style-name="Table28.C1" office:value-type="string">
              <text:p text:style-name="MP12"><text:span text:style-name="MT3">Pàg. </text:span><text:span text:style-name="Page_20_Number"><text:span text:style-name="MT3"><text:page-number text:select-page="current">1</text:page-number></text:span></text:span><text:span text:style-name="Page_20_Number"><text:span text:style-name="MT3">/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note"/>
      </style:footer>
    </style:master-page>
    <style:master-page style:name="Convert_20_2" style:display-name="Convert 2" style:page-layout-name="Mpm4">
      <style:header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31.1">
            <table:table-cell table:style-name="Table31.A1" office:value-type="string">
              <text:p text:style-name="MP1"><draw:frame draw:style-name="Mfr3" draw:name="graphics6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31.B1" office:value-type="string">
              <text:p text:style-name="MP5">C.30 MAPA DEL PROCÉS C.30</text:p>
            </table:table-cell>
            <table:table-cell>
              <table:table table:is-sub-table="true">
                <table:table-column table:style-name="Table31.C"/>
                <table:table-row table:style-name="Table31.C1.1">
                  <table:table-cell table:style-name="Table31.C1.1.1" office:value-type="string">
                    <text:p text:style-name="MP6">Revisió</text:p>
                  </table:table-cell>
                </table:table-row>
                <table:table-row table:style-name="Table31.C1.2">
                  <table:table-cell table:style-name="Table31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 table:style-name="Table30.1">
            <table:table-cell table:style-name="Table30.A1" office:value-type="string">
              <text:p text:style-name="MP10"><draw:frame draw:style-name="Mfr4" draw:name="graphics5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30.B1" office:value-type="string">
              <text:p text:style-name="MP11">PR_C.30 Mapa del pocés C.30</text:p>
            </table:table-cell>
            <table:table-cell table:style-name="Table30.C1" office:value-type="string">
              <text:p text:style-name="MP12"><text:span text:style-name="MT3">Pàg. </text:span><text:span text:style-name="Page_20_Number"><text:span text:style-name="MT3"><text:page-number text:select-page="current">1</text:page-number></text:span></text:span><text:span text:style-name="Page_20_Number"><text:span text:style-name="MT3">/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402</meta:generator>
    <dc:title>TÍTOL DEL DOCUMENT (Fitxer/Propietats/Descripció)</dc:title>
    <meta:initial-creator>usuari</meta:initial-creator>
    <meta:creation-date>2006-06-15T15:14:00</meta:creation-date>
    <dc:date>2013-11-25T11:46:38.92</dc:date>
    <meta:print-date>2007-03-02T17:20:29</meta:print-date>
    <dc:language>es-ES</dc:language>
    <meta:editing-cycles>205</meta:editing-cycles>
    <meta:editing-duration>P1DT4H12M31S</meta:editing-duration>
    <dc:creator>Escola Arrels II </dc:creator>
    <meta:document-statistic meta:table-count="6" meta:image-count="5" meta:object-count="0" meta:page-count="1" meta:paragraph-count="41" meta:word-count="272" meta:character-count="1680" meta:non-whitespace-character-count="1441"/>
    <meta:user-defined meta:name="Info 1"/>
    <meta:user-defined meta:name="Info 2"/>
    <meta:user-defined meta:name="Info 3"/>
    <meta:user-defined meta:name="Info 4"/>
  </office:meta>
</office:document-meta>
</file>